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1pt" fo:language="en" fo:country="US" style:font-size-asian="11pt" style:font-size-complex="11pt"/>
    </style:style>
    <style:style style:name="P3" style:family="paragraph" style:parent-style-name="Standard" style:list-style-name="L2">
      <style:text-properties style:font-name="Liberation Serif" fo:font-size="11pt" fo:language="en" fo:country="US" style:font-size-asian="11pt" style:font-size-complex="11pt"/>
    </style:style>
    <style:style style:name="P4" style:family="paragraph" style:parent-style-name="Standard" style:list-style-name="L1">
      <style:text-properties style:font-name="Liberation Serif" fo:font-size="11pt" fo:language="en" fo:country="US" fo:font-weight="normal" style:font-size-asian="11pt" style:font-weight-asian="normal" style:font-size-complex="11pt" style:font-weight-complex="normal"/>
    </style:style>
    <style:style style:name="P5" style:family="paragraph" style:parent-style-name="Standard" style:list-style-name="L2">
      <style:text-properties style:font-name="Liberation Serif" fo:font-size="11pt" fo:language="ru" fo:country="RU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Serif" fo:font-size="11pt" fo:language="ru" fo:country="RU" style:font-size-asian="11pt" style:font-size-complex="11pt"/>
    </style:style>
    <style:style style:name="P7" style:family="paragraph" style:parent-style-name="Standard" style:list-style-name="L2">
      <style:text-properties style:font-name="Liberation Serif" fo:font-size="11pt" fo:language="ru" fo:country="RU" style:font-size-asian="11pt" style:font-size-complex="11pt"/>
    </style:style>
    <style:style style:name="P8" style:family="paragraph" style:parent-style-name="Standard" style:list-style-name="L1">
      <style:text-properties style:font-name="Liberation Seri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енетические связи между классами веществ</text:p>
      <text:p text:style-name="P2"/>
      <text:list xml:id="list3163707150" text:style-name="L1">
        <text:list-item>
          <text:p text:style-name="P8">Me</text:p>
          <text:list>
            <text:list-item>
              <text:p text:style-name="P8"><draw:frame draw:style-name="fr1" draw:name="Объект31" text:anchor-type="as-char" svg:y="0cm" svg:width="3.641cm" svg:height="1.018cm" draw:z-index="5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/text:list-item>
            <text:list-item>
              <text:p text:style-name="P8"><draw:frame draw:style-name="fr1" draw:name="Объект32" text:anchor-type="as-char" svg:y="0cm" svg:width="4.777cm" svg:height="1.02cm" draw:z-index="7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/text:list-item>
            <text:list-item>
              <text:p text:style-name="P8"><draw:frame draw:style-name="fr1" draw:name="Объект33" text:anchor-type="as-char" svg:y="0cm" svg:width="6.255cm" svg:height="1.339cm" draw:z-index="14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  </text:list-item>
            <text:list-item>
              <text:p text:style-name="P4"><draw:frame draw:style-name="fr1" draw:name="Объект30" text:anchor-type="as-char" svg:y="0cm" svg:width="8.571cm" svg:height="1.02cm" draw:z-index="26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  </text:list-item>
          </text:list>
        </text:list-item>
        <text:list-item>
          <text:p text:style-name="P8">MeO</text:p>
        </text:list-item>
      </text:list>
      <text:list xml:id="list31380658" text:style-name="L2">
        <text:list-item>
          <text:list>
            <text:list-item>
              <text:p text:style-name="P3"><draw:frame draw:style-name="fr1" draw:name="Объект1" text:anchor-type="as-char" svg:y="0cm" svg:width="5.048cm" svg:height="1.397cm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3"><draw:frame draw:style-name="fr1" draw:name="Объект2" text:anchor-type="as-char" svg:y="0cm" svg:width="3.674cm" svg:height="1.274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ext:list-item>
            <text:list-item>
              <text:p text:style-name="P3"><draw:frame draw:style-name="fr1" draw:name="Объект3" text:anchor-type="as-char" svg:y="0cm" svg:width="5.022cm" svg:height="1.886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item>
          </text:list>
        </text:list-item>
        <text:list-item>
          <text:p text:style-name="P5">Амфотерный оксид</text:p>
          <text:list>
            <text:list-item>
              <text:p text:style-name="P7"><draw:frame draw:style-name="fr1" draw:name="Объект4" text:anchor-type="as-char" svg:y="0cm" svg:width="5.055cm" svg:height="1.399cm" draw:z-index="27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5" text:anchor-type="as-char" svg:y="0cm" svg:width="4.544cm" svg:height="1.274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7" text:anchor-type="as-char" svg:y="0cm" svg:width="7.803cm" svg:height="2.686cm" draw:z-index="2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6" text:anchor-type="as-char" svg:y="0cm" svg:width="4.988cm" svg:height="1.886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8" text:anchor-type="as-char" svg:y="0cm" svg:width="7.151cm" svg:height="1.39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ext:list-item>
          </text:list>
        </text:list-item>
        <text:list-item>
          <text:p text:style-name="P5">Кислотный оксид</text:p>
          <text:list>
            <text:list-item>
              <text:p text:style-name="P7"><draw:frame draw:style-name="fr1" draw:name="Объект9" text:anchor-type="as-char" svg:y="0cm" svg:width="3.674cm" svg:height="1.274cm" draw:z-index="29"><draw:object xlink:href="./Object 9" xlink:type="simple" xlink:show="embed" xlink:actuate="onLoad"/><draw:image xlink:href="./ObjectReplacements/Object 9" xlink:type="simple" xlink:show="embed" xlink:actuate="onLoad"/></draw:frame></text:p>
            </text:list-item>
            <text:list-item>
              <text:p text:style-name="P7"><text:soft-page-break/><draw:frame draw:style-name="fr1" draw:name="Объект10" text:anchor-type="as-char" svg:y="0cm" svg:width="4.544cm" svg:height="1.274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11" text:anchor-type="as-char" svg:y="0cm" svg:width="6.038cm" svg:height="1.274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12" text:anchor-type="as-char" svg:y="0cm" svg:width="8.587cm" svg:height="1.441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  <text:p text:style-name="P7"/>
            </text:list-item>
          </text:list>
        </text:list-item>
        <text:list-item>
          <text:p text:style-name="P5">МеОН</text:p>
          <text:list>
            <text:list-item>
              <text:p text:style-name="P3"><draw:frame draw:style-name="fr1" draw:name="Объект29" text:anchor-type="as-char" svg:y="0cm" svg:width="8.571cm" svg:height="1.02cm" draw:z-index="30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  </text:list-item>
            <text:list-item>
              <text:p text:style-name="P3"><draw:frame draw:style-name="fr1" draw:name="Объект13" text:anchor-type="as-char" svg:y="0cm" svg:width="7.803cm" svg:height="2.686cm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ext:list-item>
            <text:list-item>
              <text:p text:style-name="P3"><draw:frame draw:style-name="fr1" draw:name="Объект14" text:anchor-type="as-char" svg:y="0cm" svg:width="6.038cm" svg:height="1.274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ext:list-item>
            <text:list-item>
              <text:p text:style-name="P3"><draw:frame draw:style-name="fr1" draw:name="Объект16" text:anchor-type="as-char" svg:y="0cm" svg:width="7.855cm" svg:height="1.399cm" draw:z-index="31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/text:list-item>
            <text:list-item>
              <text:p text:style-name="P3"><draw:frame draw:style-name="fr1" draw:name="Объект15" text:anchor-type="as-char" svg:y="0cm" svg:width="6.525cm" svg:height="3.612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ext:list-item>
            <text:list-item>
              <text:p text:style-name="P3"><draw:frame draw:style-name="fr1" draw:name="Объект17" text:anchor-type="as-char" svg:y="0cm" svg:width="7.31cm" svg:height="1.632cm" draw:z-index="15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ext:list-item>
          </text:list>
        </text:list-item>
        <text:list-item>
          <text:p text:style-name="P5">Амфотерный гидроксид</text:p>
          <text:list>
            <text:list-item>
              <text:p text:style-name="P7"><draw:frame draw:style-name="fr1" draw:name="Объект18" text:anchor-type="as-char" svg:y="-0.106cm" svg:width="6.16cm" svg:height="1.96cm" draw:z-index="16"><draw:object xlink:href="./Object 18" xlink:type="simple" xlink:show="embed" xlink:actuate="onLoad"/><draw:image xlink:href="./ObjectReplacements/Object 18" xlink:type="simple" xlink:show="embed" xlink:actuate="onLoad"/></draw:frame></text:p>
            </text:list-item>
            <text:list-item>
              <text:p text:style-name="P7"><draw:frame draw:style-name="fr1" draw:name="Объект19" text:anchor-type="as-char" svg:y="0cm" svg:width="7.855cm" svg:height="1.399cm" draw:z-index="32"><draw:object xlink:href="./Object 19" xlink:type="simple" xlink:show="embed" xlink:actuate="onLoad"/><draw:image xlink:href="./ObjectReplacements/Object 19" xlink:type="simple" xlink:show="embed" xlink:actuate="onLoad"/></draw:frame></text:p>
            </text:list-item>
          </text:list>
        </text:list-item>
      </text:list>
      <text:p text:style-name="P6"/>
      <text:list xml:id="list200827610951522" text:continue-numbering="true" text:style-name="L2">
        <text:list-item>
          <text:p text:style-name="P5">Кислота</text:p>
          <text:list>
            <text:list-item>
              <text:p text:style-name="P7"><draw:frame draw:style-name="fr1" draw:name="Объект35" text:anchor-type="as-char" svg:y="0cm" svg:width="4.777cm" svg:height="1.02cm" draw:z-index="33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ext:list-item>
            <text:list-item>
              <text:p text:style-name="P7"><text:soft-page-break/><draw:frame draw:style-name="fr1" draw:name="Объект20" text:anchor-type="as-char" svg:y="0cm" svg:width="5.022cm" svg:height="1.886cm" draw:z-index="1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21" text:anchor-type="as-char" svg:y="0cm" svg:width="4.988cm" svg:height="1.886cm" draw:z-index="18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22" text:anchor-type="as-char" svg:y="0cm" svg:width="6.525cm" svg:height="3.612cm" draw:z-index="19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23" text:anchor-type="as-char" svg:y="-0.106cm" svg:width="6.147cm" svg:height="1.956cm" draw:z-index="20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24" text:anchor-type="as-char" svg:y="-0.106cm" svg:width="6.759cm" svg:height="1.632cm" draw:z-index="21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/text:list-item>
          </text:list>
        </text:list-item>
        <text:list-item>
          <text:p text:style-name="P5"><text:s/>Соль</text:p>
          <text:list>
            <text:list-item>
              <text:p text:style-name="P7"><draw:frame draw:style-name="fr1" draw:name="Объект34" text:anchor-type="as-char" svg:y="0cm" svg:width="6.255cm" svg:height="1.464cm" draw:z-index="34"><draw:object xlink:href="./Object 34" xlink:type="simple" xlink:show="embed" xlink:actuate="onLoad"/><draw:image xlink:href="./ObjectReplacements/Object 34" xlink:type="simple" xlink:show="embed" xlink:actuate="onLoad"/></draw:frame></text:p>
            </text:list-item>
            <text:list-item>
              <text:p text:style-name="P7"><draw:frame draw:style-name="fr1" draw:name="Объект25" text:anchor-type="as-char" svg:y="0cm" svg:width="8.587cm" svg:height="1.441cm" draw:z-index="22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26" text:anchor-type="as-char" svg:y="0cm" svg:width="7.31cm" svg:height="1.632cm" draw:z-index="23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27" text:anchor-type="as-char" svg:y="-0.106cm" svg:width="6.759cm" svg:height="1.632cm" draw:z-index="24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  </text:list-item>
            <text:list-item>
              <text:p text:style-name="P7"><draw:frame draw:style-name="fr1" draw:name="Объект28" text:anchor-type="as-char" svg:y="-0.106cm" svg:width="6.481cm" svg:height="1.632cm" draw:z-index="25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41cm" fo:margin-bottom="1.295cm" fo:margin-left="1.429cm" fo:margin-right="0.7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6:03:23.59</meta:creation-date>
    <dc:date>2018-12-18T20:08:27.255935458</dc:date>
    <meta:editing-duration>P2DT21H17M35S</meta:editing-duration>
    <meta:editing-cycles>6</meta:editing-cycles>
    <meta:generator>LibreOffice/6.0.6.2$Linux_X86_64 LibreOffice_project/00m0$Build-2</meta:generator>
    <meta:print-date>2016-04-04T07:30:22.89</meta:print-date>
    <meta:document-statistic meta:table-count="0" meta:image-count="0" meta:object-count="35" meta:page-count="3" meta:paragraph-count="44" meta:word-count="59" meta:character-count="209" meta:non-whitespace-character-count="201"/>
  </office:meta>
</office:document-meta>
</file>

<file path=Object 1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sub>
              <mi mathvariant="italic">Na</mi>
              <mn>2</mn>
            </msub>
            <mrow>
              <mi>O</mi>
              <mo stretchy="false">+</mo>
              <msub>
                <mi mathvariant="italic">Al</mi>
                <mn>2</mn>
              </msub>
            </mrow>
            <msub>
              <mi>O</mi>
              <mn>3</mn>
            </msub>
            <mover>
              <mo stretchy="false">→</mo>
              <mi mathvariant="italic">сплав.</mi>
            </mover>
            <mn>2</mn>
            <msub>
              <mi mathvariant="italic">NaAlO</mi>
              <mn>2</mn>
            </msub>
          </mrow>
        </mtd>
      </mtr>
    </mtable>
    <annotation encoding="StarMath 5.0">alignl   { binom size 9 {основный} size 9  {оксид}} + binom size 9 {амфотерный} size 9  оксид newline 
 Na_2 O	+Al_2 O_3 rightarrow  csup{сплав.} 2 NaAlO_2</annotation>
  </semantics>
</math>
</file>

<file path=Object 10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sub>
              <mi mathvariant="italic">Al</mi>
              <mn>2</mn>
            </msub>
            <mrow>
              <msub>
                <mi>O</mi>
                <mn>3</mn>
              </msub>
              <mo stretchy="false">+</mo>
              <msub>
                <mi>P</mi>
                <mn>2</mn>
              </msub>
            </mrow>
            <msub>
              <mi>O</mi>
              <mn>5</mn>
            </msub>
            <mo stretchy="false">→</mo>
            <mn>2</mn>
            <mi mathvariant="italic">Al</mi>
            <msub>
              <mi mathvariant="italic">PO</mi>
              <mn>4</mn>
            </msub>
          </mrow>
        </mtd>
      </mtr>
    </mtable>
    <annotation encoding="StarMath 5.0">alignl  {binom size 9 {амфотерный} size 9  {оксид}} + binom size 9 {кислотный} size 9  оксид newline 
 Al_2 O_3 + P_2 O_5 rightarrow 2 Al PO_4 </annotation>
  </semantics>
</math>
</file>

<file path=Object 11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MeOH</mi>
          </mrow>
        </mtd>
      </mtr>
      <mtr>
        <mtd>
          <mrow>
            <mrow>
              <msub>
                <mi mathvariant="italic">SiO</mi>
                <mn>2</mn>
              </msub>
              <mo stretchy="false">+</mo>
              <mn>2</mn>
            </mrow>
            <mi mathvariant="italic">NaOH</mi>
            <mo stretchy="false">→</mo>
            <msub>
              <mi mathvariant="italic">Na</mi>
              <mn>2</mn>
            </msub>
            <mrow>
              <msub>
                <mi mathvariant="italic">SiO</mi>
                <mn>3</mn>
              </msub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кислотный} size 9  {оксид}} + MeOH newline 
alignl    SiO_2 +2 NaOH rightarrow   Na_2 SiO_3 + H_2 O 
  
</annotation>
  </semantics>
</math>
</file>

<file path=Object 12/content.xml><?xml version="1.0" encoding="utf-8"?>
<math xmlns="http://www.w3.org/1998/Math/MathML">
  <semantics>
    <mtable>
      <mtr>
        <mtd>
          <mrow>
            <mrow>
              <mtable>
                <mtr>
                  <mtd>
                    <mstyle mathsize="9pt">
                      <mrow>
                        <mi mathvariant="italic">кислотный</mi>
                      </mrow>
                    </mstyle>
                  </mtd>
                </mtr>
                <mtr>
                  <mtd>
                    <mstyle mathsize="9pt">
                      <mrow>
                        <mi mathvariant="italic">оксид</mi>
                      </mrow>
                    </mstyle>
                  </mtd>
                </mtr>
              </mtable>
              <mo stretchy="false">+</mo>
              <mi mathvariant="italic">cоль</mi>
            </mrow>
            <mstyle mathsize="9pt">
              <mrow>
                <mfenced open="(" close=")">
                  <mtable>
                    <mtr>
                      <mtd>
                        <mrow>
                          <mi mathvariant="italic">Менее</mi>
                          <mi mathvariant="italic">летучий</mi>
                          <mrow>
                            <mo stretchy="false">(</mo>
                            <mrow>
                              <mi mathvariant="italic">SiO</mi>
                              <mi>,</mi>
                              <msub>
                                <mi>P</mi>
                                <mn>2</mn>
                              </msub>
                              <msub>
                                <mi>O</mi>
                                <mn>5</mn>
                              </msub>
                            </mrow>
                            <mo stretchy="false">)</mo>
                          </mrow>
                          <mi mathvariant="italic">вытесняет</mi>
                          <mi>,</mi>
                        </mrow>
                      </mtd>
                    </mtr>
                    <mtr>
                      <mtd>
                        <mrow>
                          <mi mathvariant="italic">более</mi>
                          <mi mathvariant="italic">летучий</mi>
                          <mi mathvariant="italic">оксид</mi>
                          <mrow>
                            <mo stretchy="false">(</mo>
                            <mrow>
                              <msub>
                                <mi mathvariant="italic">СО</mi>
                                <mn>2</mn>
                              </msub>
                              <mi>,</mi>
                              <msub>
                                <mi mathvariant="italic">SO</mi>
                                <mn>3</mn>
                              </msub>
                            </mrow>
                            <mo stretchy="false">)</mo>
                          </mrow>
                        </mrow>
                      </mtd>
                    </mtr>
                  </mtable>
                </mfenced>
              </mrow>
            </mstyle>
          </mrow>
        </mtd>
      </mtr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sub>
                <mi mathvariant="italic">CaCO</mi>
                <mn>3</mn>
              </msub>
            </mrow>
            <mo stretchy="false">→</mo>
            <msub>
              <mi mathvariant="italic">Ca</mi>
              <mn>3</mn>
            </msub>
            <mrow>
              <msub>
                <mrow>
                  <mo stretchy="false">(</mo>
                  <msub>
                    <mi mathvariant="italic">PO</mi>
                    <mn>4</mn>
                  </msub>
                  <mo stretchy="false">)</mo>
                </mrow>
                <mn>2</mn>
              </msub>
              <mo stretchy="false">+</mo>
              <msub>
                <mi mathvariant="italic">CO</mi>
                <mn>2</mn>
              </msub>
            </mrow>
            <mo stretchy="false">↑</mo>
          </mrow>
        </mtd>
      </mtr>
    </mtable>
    <annotation encoding="StarMath 5.0">alignl  {binom size 9 {кислотный} size 9  {оксид}} + cоль size 9 {left (  binom{Менее летучий (SiO,P_2 O_5) вытесняет,}{более летучий оксид (СО_2 , SO_3)}  right )}    newline 
 P_2 O_5 +CaCO_3 rightarrow Ca_3 (PO_4)_2 + CO_2 uparrow  
 </annotation>
  </semantics>
</math>
</file>

<file path=Object 13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MeOH</mi>
          </mrow>
        </mtd>
      </mtr>
      <mtr>
        <mtd>
          <mrow>
            <mn>1.</mn>
            <mi mathvariant="italic">Zn</mi>
            <mrow>
              <mi>O</mi>
              <mo stretchy="false">+</mo>
              <mn>2</mn>
            </mrow>
            <mi mathvariant="italic">NaOH</mi>
            <mover>
              <mo stretchy="false">→</mo>
              <mi mathvariant="italic">сплав.</mi>
            </mover>
            <msub>
              <mi mathvariant="italic">Na</mi>
              <mn>2</mn>
            </msub>
            <mrow>
              <msub>
                <mi mathvariant="italic">ZnO</mi>
                <mn>2</mn>
              </msub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n>2.</mn>
            <mi mathvariant="italic">Zn</mi>
            <mrow>
              <mi>O</mi>
              <mo stretchy="false">+</mo>
              <mn>2</mn>
            </mrow>
            <mrow>
              <mi mathvariant="italic">NaOH</mi>
              <mo stretchy="false">+</mo>
              <msub>
                <mi>H</mi>
                <mn>2</mn>
              </msub>
            </mrow>
            <mi>O</mi>
            <mover>
              <mo stretchy="false">→</mo>
              <mrow>
                <mi>р</mi>
                <mrow>
                  <mi/>
                  <mo stretchy="false">−</mo>
                  <mi>р</mi>
                </mrow>
              </mrow>
            </mover>
            <msub>
              <mi mathvariant="italic">Na</mi>
              <mn>2</mn>
            </msub>
            <mrow>
              <mo stretchy="false">[</mo>
              <mrow>
                <mi mathvariant="italic">Zn</mi>
                <msub>
                  <mrow>
                    <mo stretchy="false">(</mo>
                    <mi mathvariant="italic">OH</mi>
                    <mo stretchy="false">)</mo>
                  </mrow>
                  <mn>4</mn>
                </msub>
              </mrow>
              <mo stretchy="false">]</mo>
            </mrow>
          </mrow>
        </mtd>
      </mtr>
      <mtr>
        <mtd>
          <mrow>
            <mrow>
              <mi mathvariant="italic">ZnO</mi>
              <mo stretchy="false">+</mo>
              <mn>2</mn>
            </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b>
                <mi>H</mi>
                <mn>2</mn>
              </msub>
            </mrow>
            <mi>O</mi>
            <mo stretchy="false">→</mo>
            <mrow>
              <msup>
                <mrow>
                  <mo stretchy="false">[</mo>
                  <mrow>
                    <mi mathvariant="italic">Zn</mi>
                    <msub>
                      <mrow>
                        <mo stretchy="false">(</mo>
                        <mi mathvariant="italic">OH</mi>
                        <mo stretchy="false">)</mo>
                      </mrow>
                      <mn>4</mn>
                    </msub>
                  </mrow>
                  <mo stretchy="false">]</mo>
                </mrow>
                <mrow>
                  <mn>2</mn>
                  <mo stretchy="false">−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амфотерный} size 9  {оксид}} + MeOH newline 
alignl  1. Zn O +2 NaOH rightarrow csup{сплав.}  Na_2 ZnO_2 + H_2 O newline
 2. Zn O +2 NaOH +H_2 O rightarrow csup{р`-р} Na_2 [Zn(OH)_4]  newline  
 ZnO +2 OH^-` +H_2 O rightarrow [Zn(OH)_4 ]^{2-`}+H_2 O</annotation>
  </semantics>
</math>
</file>

<file path=Object 14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MeOH</mi>
          </mrow>
        </mtd>
      </mtr>
      <mtr>
        <mtd>
          <mrow>
            <mrow>
              <msub>
                <mi mathvariant="italic">SiO</mi>
                <mn>2</mn>
              </msub>
              <mo stretchy="false">+</mo>
              <mn>2</mn>
            </mrow>
            <mi mathvariant="italic">NaOH</mi>
            <mo stretchy="false">→</mo>
            <msub>
              <mi mathvariant="italic">Na</mi>
              <mn>2</mn>
            </msub>
            <mrow>
              <msub>
                <mi mathvariant="italic">SiO</mi>
                <mn>3</mn>
              </msub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кислотный} size 9  {оксид}} + MeOH newline 
alignl    SiO_2 +2 NaOH rightarrow   Na_2 SiO_3 + H_2 O 
  
</annotation>
  </semantics>
</math>
</file>

<file path=Object 15/content.xml><?xml version="1.0" encoding="utf-8"?>
<math xmlns="http://www.w3.org/1998/Math/MathML">
  <semantics>
    <mtable>
      <mtr>
        <mtd>
          <mstyle mathsize="10pt">
            <mrow>
              <mrow>
                <mi mathvariant="italic">Щелочь</mi>
                <mo stretchy="false">+</mo>
                <mi mathvariant="italic">кислота</mi>
              </mrow>
            </mrow>
          </mstyle>
        </mtd>
      </mtr>
      <mtr>
        <mtd>
          <mrow>
            <mrow>
              <mi mathvariant="italic">NaOH</mi>
              <mo stretchy="false">+</mo>
              <mi mathvariant="italic">HCl</mi>
            </mrow>
            <mo stretchy="false">→</mo>
            <mrow>
              <mi mathvariant="italic">Na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p>
                <mi>H</mi>
                <mrow>
                  <mo stretchy="false">+</mo>
                  <mi/>
                </mrow>
              </msup>
            </mrow>
            <mo stretchy="false">→</mo>
            <msub>
              <mi>H</mi>
              <mn>2</mn>
            </msub>
            <mi>O</mi>
          </mrow>
        </mtd>
      </mtr>
      <mtr>
        <mtd>
          <mrow>
            <mstyle mathsize="10pt">
              <mrow>
                <mtable>
                  <mtr>
                    <mtd>
                      <mi mathvariant="italic">Нератворимое</mi>
                    </mtd>
                  </mtr>
                  <mtr>
                    <mtd>
                      <mi mathvariant="italic">основание</mi>
                    </mtd>
                  </mtr>
                </mtable>
              </mrow>
            </mstyle>
            <mo stretchy="false">+</mo>
            <mi mathvariant="italic">кислота</mi>
          </mrow>
        </mtd>
      </mtr>
      <mtr>
        <mtd>
          <mrow>
            <mi mathvariant="italic">Mg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i mathvariant="italic">HCl</mi>
            <mo stretchy="false">→</mo>
            <mi mathvariant="italic">Mg</mi>
            <mrow>
              <msub>
                <mi mathvariant="italic">Cl</mi>
                <mn>2</mn>
              </msub>
              <mo stretchy="false">+</mo>
              <mn>2</mn>
            </mrow>
            <msub>
              <mi>H</mi>
              <mn>2</mn>
            </msub>
            <mi>O</mi>
          </mrow>
        </mtd>
      </mtr>
      <mtr>
        <mtd>
          <mrow>
            <mi mathvariant="italic">Mg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Mg</mi>
                <mrow>
                  <mn>2</mn>
                  <mo stretchy="false">+</mo>
                  <mi/>
                </mrow>
              </msup>
              <mo stretchy="false">+</mo>
              <mn>2</mn>
            </mrow>
            <msub>
              <mi>H</mi>
              <mn>2</mn>
            </msub>
            <mi>O</mi>
          </mrow>
        </mtd>
      </mtr>
    </mtable>
    <annotation encoding="StarMath 5.0">alignl  size 10 {Щелочь + кислота}  newline 
alignl    NaOH + HCl rightarrow   NaCl + H_2 O newline
OH^-` + H^+` rightarrow H_2 O newline
alignl  size 10 {binom {Нератворимое} {основание}}  + кислота newline 
Mg(OH)_2 +2 HCl rightarrow  Mg Cl_2 + 2 H_2 O newline
Mg(OH)_2 +2 H^+` rightarrow  Mg^{2+`} + 2 H_2 O
  
</annotation>
  </semantics>
</math>
</file>

<file path=Object 16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гидроксид</mi>
                    </mrow>
                  </mstyle>
                </mtd>
              </mtr>
            </mtable>
            <mo stretchy="false">+</mo>
            <mi mathvariant="italic">MeOH</mi>
          </mrow>
        </mtd>
      </mtr>
      <mtr>
        <mtd>
          <mrow>
            <mn>2</mn>
            <mi mathvariant="italic">Ga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i mathvariant="italic">Ca</mi>
            <msub>
              <mrow>
                <mo stretchy="false">(</mo>
                <mi mathvariant="italic">OH</mi>
                <mo stretchy="false">)</mo>
              </mrow>
              <mn>2</mn>
            </msub>
            <mover>
              <mo stretchy="false">→</mo>
              <mrow>
                <mi>p</mi>
                <mrow>
                  <mi/>
                  <mo stretchy="false">−</mo>
                  <mi>p</mi>
                </mrow>
              </mrow>
            </mover>
            <msub>
              <mi mathvariant="italic">Ca</mi>
              <mn>3</mn>
            </msub>
            <msub>
              <mrow>
                <mo stretchy="false">[</mo>
                <mrow>
                  <mi mathvariant="italic">Ga</mi>
                  <msub>
                    <mrow>
                      <mo stretchy="false">(</mo>
                      <mi mathvariant="italic">OH</mi>
                      <mo stretchy="false">)</mo>
                    </mrow>
                    <mn>6</mn>
                  </msub>
                </mrow>
                <mo stretchy="false">]</mo>
              </mrow>
              <mn>2</mn>
            </msub>
          </mrow>
        </mtd>
      </mtr>
    </mtable>
    <annotation encoding="StarMath 5.0">alignl  {binom size 9 {амфотерный} size 9  {гидроксид}} + MeOH newline 
alignl    2 Ga(OH)_3 + 3 Ca(OH)_2 rightarrow  csup{p`-p}    Ca_3 [Ga(OH)_6]_2 
  
</annotation>
  </semantics>
</math>
</file>

<file path=Object 17/content.xml><?xml version="1.0" encoding="utf-8"?>
<math xmlns="http://www.w3.org/1998/Math/MathML">
  <semantics>
    <mtable>
      <mtr>
        <mtd>
          <mstyle mathsize="11pt">
            <mrow>
              <mrow>
                <mi mathvariant="italic">Щелочь</mi>
                <mo stretchy="false">+</mo>
                <mi mathvariant="italic">cоль</mi>
              </mrow>
            </mrow>
          </mstyle>
        </mtd>
      </mtr>
      <mtr>
        <mtd>
          <mrow>
            <mi mathvariant="italic">Ba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sub>
                <mi mathvariant="italic">Na</mi>
                <mn>2</mn>
              </msub>
            </mrow>
            <msub>
              <mi mathvariant="italic">SO</mi>
              <mn>4</mn>
            </msub>
            <mo stretchy="false">→</mo>
            <mn>2</mn>
            <mrow>
              <mi mathvariant="italic">NaOH</mi>
              <mo stretchy="false">+</mo>
              <msub>
                <mi mathvariant="italic">BaSO</mi>
                <mn>4</mn>
              </msub>
            </mrow>
            <mo stretchy="false">↓</mo>
          </mrow>
        </mtd>
      </mtr>
      <mtr>
        <mtd>
          <mrow>
            <mrow>
              <msup>
                <mi mathvariant="italic">Ba</mi>
                <mrow>
                  <mn>2</mn>
                  <mo stretchy="false">+</mo>
                  <mi/>
                </mrow>
              </msup>
              <mo stretchy="false">+</mo>
              <msubsup>
                <mi mathvariant="italic">SO</mi>
                <mn>4</mn>
                <mrow>
                  <mn>2</mn>
                  <mo stretchy="false">−</mo>
                  <mi/>
                </mrow>
              </msubsup>
            </mrow>
            <mo stretchy="false">→</mo>
            <msub>
              <mi mathvariant="italic">BaSO</mi>
              <mn>4</mn>
            </msub>
            <mo stretchy="false">↓</mo>
          </mrow>
        </mtd>
      </mtr>
    </mtable>
    <annotation encoding="StarMath 5.0">alignl  size 11 {Щелочь + cоль}  newline 
alignl    Ba(OH)_2 + Na_2 SO_4 rightarrow   2 NaOH + BaSO_4 downarrow  newline
Ba^{2+`} + SO_4 ^{2-`} rightarrow BaSO_4 downarrow 

  
</annotation>
  </semantics>
</math>
</file>

<file path=Object 18/content.xml><?xml version="1.0" encoding="utf-8"?>
<math xmlns="http://www.w3.org/1998/Math/MathML">
  <semantics>
    <mtable>
      <mtr>
        <mtd>
          <mrow>
            <mstyle mathsize="10pt">
              <mrow>
                <mtable>
                  <mtr>
                    <mtd>
                      <mi mathvariant="italic">амфотерный</mi>
                    </mtd>
                  </mtr>
                  <mtr>
                    <mtd>
                      <mi mathvariant="italic">гидроксид</mi>
                    </mtd>
                  </mtr>
                </mtable>
              </mrow>
            </mstyle>
            <mo stretchy="false">+</mo>
            <mi mathvariant="italic">кислота</mi>
          </mrow>
        </mtd>
      </mtr>
      <mtr>
        <mtd>
          <mrow>
            <mi mathvariant="italic">Al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i mathvariant="italic">HCl</mi>
            <mo stretchy="false">→</mo>
            <mi mathvariant="italic">Al</mi>
            <mrow>
              <msub>
                <mi mathvariant="italic">Cl</mi>
                <mn>3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i mathvariant="italic">Al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Al</mi>
                <mrow>
                  <mn>3</mn>
                  <mo stretchy="false">+</mo>
                  <mi/>
                </mrow>
              </msup>
              <mo stretchy="false">+</mo>
              <mn>3</mn>
            </mrow>
            <msub>
              <mi>H</mi>
              <mn>2</mn>
            </msub>
            <mi>O</mi>
          </mrow>
        </mtd>
      </mtr>
    </mtable>
    <annotation encoding="StarMath 5.0">alignl  size 10 {binom {амфотерный} {гидроксид}}  + кислота newline 
Al(OH)_3 +3 HCl rightarrow  Al Cl_3 + 3 H_2 O newline
Al(OH)_3 +3 H^+` rightarrow  Al^{3+`} + 3 H_2 O</annotation>
  </semantics>
</math>
</file>

<file path=Object 19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гидроксид</mi>
                    </mrow>
                  </mstyle>
                </mtd>
              </mtr>
            </mtable>
            <mo stretchy="false">+</mo>
            <mi mathvariant="italic">MeOH</mi>
          </mrow>
        </mtd>
      </mtr>
      <mtr>
        <mtd>
          <mrow>
            <mn>2</mn>
            <mi mathvariant="italic">Ga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i mathvariant="italic">Ca</mi>
            <msub>
              <mrow>
                <mo stretchy="false">(</mo>
                <mi mathvariant="italic">OH</mi>
                <mo stretchy="false">)</mo>
              </mrow>
              <mn>2</mn>
            </msub>
            <mover>
              <mo stretchy="false">→</mo>
              <mrow>
                <mi>p</mi>
                <mrow>
                  <mi/>
                  <mo stretchy="false">−</mo>
                  <mi>p</mi>
                </mrow>
              </mrow>
            </mover>
            <msub>
              <mi mathvariant="italic">Ca</mi>
              <mn>3</mn>
            </msub>
            <msub>
              <mrow>
                <mo stretchy="false">[</mo>
                <mrow>
                  <mi mathvariant="italic">Ga</mi>
                  <msub>
                    <mrow>
                      <mo stretchy="false">(</mo>
                      <mi mathvariant="italic">OH</mi>
                      <mo stretchy="false">)</mo>
                    </mrow>
                    <mn>6</mn>
                  </msub>
                </mrow>
                <mo stretchy="false">]</mo>
              </mrow>
              <mn>2</mn>
            </msub>
          </mrow>
        </mtd>
      </mtr>
    </mtable>
    <annotation encoding="StarMath 5.0">alignl  {binom size 9 {амфотерный} size 9  {гидроксид}} + MeOH newline 
alignl    2 Ga(OH)_3 + 3 Ca(OH)_2 rightarrow  csup{p`-p}    Ca_3 [Ga(OH)_6]_2 
  
</annotation>
  </semantics>
</math>
</file>

<file path=Object 2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row>
              <mi mathvariant="italic">СaO</mi>
              <mo stretchy="false">+</mo>
              <msub>
                <mi mathvariant="italic">SO</mi>
                <mn>3</mn>
              </msub>
            </mrow>
            <mo stretchy="false">→</mo>
            <msub>
              <mi mathvariant="italic">CaSO</mi>
              <mn>4</mn>
            </msub>
          </mrow>
        </mtd>
      </mtr>
    </mtable>
    <annotation encoding="StarMath 5.0">alignl  {binom size 9 {основный} size 9  {оксид}} + binom size 9 {кислотный} size 9  оксид newline 
 СaO +SO_3 rightarrow CaSO_4</annotation>
  </semantics>
</math>
</file>

<file path=Object 20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кислота</mi>
          </mrow>
        </mtd>
      </mtr>
      <mtr>
        <mtd>
          <mrow>
            <mrow>
              <mi mathvariant="italic">СuO</mi>
              <mo stretchy="false">+</mo>
              <mn>2</mn>
            </mrow>
            <mi mathvariant="italic">HCl</mi>
            <mo stretchy="false">→</mo>
            <mrow>
              <mi mathvariant="italic">Cu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i mathvariant="italic">CuO</mi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Cu</mi>
                <mrow>
                  <mn>2</mn>
                  <mo stretchy="false">+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основный} size 9  {оксид}} + кислота newline 
 СuO +2 HCl  rightarrow CuCl +H_2 O newline 
 CuO+ 2 H^+` rightarrow Cu^{2+`}+H_2 O</annotation>
  </semantics>
</math>
</file>

<file path=Object 21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кислота</mi>
          </mrow>
        </mtd>
      </mtr>
      <mtr>
        <mtd>
          <mrow>
            <mrow>
              <mi mathvariant="italic">BeO</mi>
              <mo stretchy="false">+</mo>
              <mn>2</mn>
            </mrow>
            <mi mathvariant="italic">HCl</mi>
            <mo stretchy="false">→</mo>
            <mrow>
              <mi mathvariant="italic">Be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i mathvariant="italic">BeO</mi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Be</mi>
                <mrow>
                  <mn>2</mn>
                  <mo stretchy="false">+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амфотерный} size 9  {оксид}} + кислота newline 
 BeO +2 HCl rightarrow BeCl +H_2 O newline
  BeO +2 H^+` rightarrow Be^{2+`} +H_2 O</annotation>
  </semantics>
</math>
</file>

<file path=Object 22/content.xml><?xml version="1.0" encoding="utf-8"?>
<math xmlns="http://www.w3.org/1998/Math/MathML">
  <semantics>
    <mtable>
      <mtr>
        <mtd>
          <mstyle mathsize="10pt">
            <mrow>
              <mrow>
                <mi mathvariant="italic">Щелочь</mi>
                <mo stretchy="false">+</mo>
                <mi mathvariant="italic">кислота</mi>
              </mrow>
            </mrow>
          </mstyle>
        </mtd>
      </mtr>
      <mtr>
        <mtd>
          <mrow>
            <mrow>
              <mi mathvariant="italic">NaOH</mi>
              <mo stretchy="false">+</mo>
              <mi mathvariant="italic">HCl</mi>
            </mrow>
            <mo stretchy="false">→</mo>
            <mrow>
              <mi mathvariant="italic">Na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p>
                <mi>H</mi>
                <mrow>
                  <mo stretchy="false">+</mo>
                  <mi/>
                </mrow>
              </msup>
            </mrow>
            <mo stretchy="false">→</mo>
            <msub>
              <mi>H</mi>
              <mn>2</mn>
            </msub>
            <mi>O</mi>
          </mrow>
        </mtd>
      </mtr>
      <mtr>
        <mtd>
          <mrow>
            <mstyle mathsize="10pt">
              <mrow>
                <mtable>
                  <mtr>
                    <mtd>
                      <mi mathvariant="italic">Нератворимое</mi>
                    </mtd>
                  </mtr>
                  <mtr>
                    <mtd>
                      <mi mathvariant="italic">основание</mi>
                    </mtd>
                  </mtr>
                </mtable>
              </mrow>
            </mstyle>
            <mo stretchy="false">+</mo>
            <mi mathvariant="italic">кислота</mi>
          </mrow>
        </mtd>
      </mtr>
      <mtr>
        <mtd>
          <mrow>
            <mi mathvariant="italic">Zn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i mathvariant="italic">HCl</mi>
            <mo stretchy="false">→</mo>
            <mi mathvariant="italic">Zn</mi>
            <mrow>
              <msub>
                <mi mathvariant="italic">Cl</mi>
                <mn>2</mn>
              </msub>
              <mo stretchy="false">+</mo>
              <mn>2</mn>
            </mrow>
            <msub>
              <mi>H</mi>
              <mn>2</mn>
            </msub>
            <mi>O</mi>
          </mrow>
        </mtd>
      </mtr>
      <mtr>
        <mtd>
          <mrow>
            <mi mathvariant="italic">Zn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Zn</mi>
                <mrow>
                  <mn>2</mn>
                  <mo stretchy="false">+</mo>
                  <mi/>
                </mrow>
              </msup>
              <mo stretchy="false">+</mo>
              <mn>2</mn>
            </mrow>
            <msub>
              <mi>H</mi>
              <mn>2</mn>
            </msub>
            <mi>O</mi>
          </mrow>
        </mtd>
      </mtr>
    </mtable>
    <annotation encoding="StarMath 5.0">alignl  size 10 {Щелочь + кислота}  newline 
alignl    NaOH + HCl rightarrow   NaCl + H_2 O newline
OH^-` + H^+` rightarrow H_2 O newline
alignl  size 10 {binom {Нератворимое} {основание}}  + кислота newline 
Zn(OH)_2 +2 HCl rightarrow  Zn Cl_2 + 2 H_2 O newline
Zn(OH)_2 +2 H^+` rightarrow  Zn^{2+`} + 2 H_2 O
  
</annotation>
  </semantics>
</math>
</file>

<file path=Object 23/content.xml><?xml version="1.0" encoding="utf-8"?>
<math xmlns="http://www.w3.org/1998/Math/MathML">
  <semantics>
    <mtable>
      <mtr>
        <mtd>
          <mrow>
            <mstyle mathsize="10pt">
              <mrow>
                <mtable>
                  <mtr>
                    <mtd>
                      <mi mathvariant="italic">амфотерный</mi>
                    </mtd>
                  </mtr>
                  <mtr>
                    <mtd>
                      <mi mathvariant="italic">гидроксид</mi>
                    </mtd>
                  </mtr>
                </mtable>
              </mrow>
            </mstyle>
            <mo stretchy="false">+</mo>
            <mi mathvariant="italic">кислота</mi>
          </mrow>
        </mtd>
      </mtr>
      <mtr>
        <mtd>
          <mrow>
            <mi mathvariant="italic">Al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i mathvariant="italic">HCl</mi>
            <mo stretchy="false">→</mo>
            <mi mathvariant="italic">Al</mi>
            <mrow>
              <msub>
                <mi mathvariant="italic">Cl</mi>
                <mn>3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i mathvariant="italic">Al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Al</mi>
                <mrow>
                  <mn>3</mn>
                  <mo stretchy="false">+</mo>
                  <mi/>
                </mrow>
              </msup>
              <mo stretchy="false">+</mo>
              <mn>3</mn>
            </mrow>
            <msub>
              <mi>H</mi>
              <mn>2</mn>
            </msub>
            <mi>O</mi>
          </mrow>
        </mtd>
      </mtr>
    </mtable>
    <annotation encoding="StarMath 5.0">alignl  size 10 {binom {амфотерный} {гидроксид}}  + кислота newline 
Al(OH)_3 +3 HCl rightarrow  Al Cl_3 + 3 H_2 O newline
Al(OH)_3 +3 H^+` rightarrow  Al^{3+`} + 3 H_2 O</annotation>
  </semantics>
</math>
</file>

<file path=Object 24/content.xml><?xml version="1.0" encoding="utf-8"?>
<math xmlns="http://www.w3.org/1998/Math/MathML">
  <semantics>
    <mtable>
      <mtr>
        <mtd>
          <mstyle mathsize="11pt">
            <mrow>
              <mrow>
                <mi mathvariant="italic">кислота</mi>
                <mo stretchy="false">+</mo>
                <mi mathvariant="italic">соль</mi>
              </mrow>
            </mrow>
          </mstyle>
        </mtd>
      </mtr>
      <mtr>
        <mtd>
          <mrow>
            <msub>
              <mi mathvariant="italic">Na</mi>
              <mn>2</mn>
            </msub>
            <mrow>
              <msub>
                <mi mathvariant="italic">SiO</mi>
                <mn>3</mn>
              </msub>
              <mo stretchy="false">+</mo>
              <mn>2</mn>
            </mrow>
            <mi mathvariant="italic">HCl</mi>
            <mo stretchy="false">→</mo>
            <mn>2</mn>
            <mrow>
              <mi mathvariant="italic">NaCl</mi>
              <mo stretchy="false">+</mo>
              <msub>
                <mi>H</mi>
                <mn>2</mn>
              </msub>
            </mrow>
            <msub>
              <mi mathvariant="italic">SiO</mi>
              <mn>3</mn>
            </msub>
            <mo stretchy="false">↓</mo>
          </mrow>
        </mtd>
      </mtr>
      <mtr>
        <mtd>
          <mrow>
            <mrow>
              <msubsup>
                <mi mathvariant="italic">SiO</mi>
                <mn>3</mn>
                <mrow>
                  <mn>2</mn>
                  <mo stretchy="false">−</mo>
                  <mi/>
                </mrow>
              </msubsup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sub>
              <mi>H</mi>
              <mn>2</mn>
            </msub>
            <msub>
              <mi mathvariant="italic">SiO</mi>
              <mn>3</mn>
            </msub>
            <mo stretchy="false">↓</mo>
          </mrow>
        </mtd>
      </mtr>
    </mtable>
    <annotation encoding="StarMath 5.0">alignl  size 11 {кислота + соль} newline 
Na_2 SiO_3 +2 HCl rightarrow 2 NaCl +  H_2 SiO_3 downarrow  newline
SiO_3 ^{2-`} +2 H^+` rightarrow  H_2 SiO_3 downarrow</annotation>
  </semantics>
</math>
</file>

<file path=Object 25/content.xml><?xml version="1.0" encoding="utf-8"?>
<math xmlns="http://www.w3.org/1998/Math/MathML">
  <semantics>
    <mtable>
      <mtr>
        <mtd>
          <mrow>
            <mrow>
              <mtable>
                <mtr>
                  <mtd>
                    <mstyle mathsize="9pt">
                      <mrow>
                        <mi mathvariant="italic">кислотный</mi>
                      </mrow>
                    </mstyle>
                  </mtd>
                </mtr>
                <mtr>
                  <mtd>
                    <mstyle mathsize="9pt">
                      <mrow>
                        <mi mathvariant="italic">оксид</mi>
                      </mrow>
                    </mstyle>
                  </mtd>
                </mtr>
              </mtable>
              <mo stretchy="false">+</mo>
              <mi mathvariant="italic">cоль</mi>
            </mrow>
            <mstyle mathsize="9pt">
              <mrow>
                <mfenced open="(" close=")">
                  <mtable>
                    <mtr>
                      <mtd>
                        <mrow>
                          <mi mathvariant="italic">Менее</mi>
                          <mi mathvariant="italic">летучий</mi>
                          <mrow>
                            <mo stretchy="false">(</mo>
                            <mrow>
                              <mi mathvariant="italic">SiO</mi>
                              <mi>,</mi>
                              <msub>
                                <mi>P</mi>
                                <mn>2</mn>
                              </msub>
                              <msub>
                                <mi>O</mi>
                                <mn>5</mn>
                              </msub>
                            </mrow>
                            <mo stretchy="false">)</mo>
                          </mrow>
                          <mi mathvariant="italic">вытесняет</mi>
                          <mi>,</mi>
                        </mrow>
                      </mtd>
                    </mtr>
                    <mtr>
                      <mtd>
                        <mrow>
                          <mi mathvariant="italic">более</mi>
                          <mi mathvariant="italic">летучий</mi>
                          <mi mathvariant="italic">оксид</mi>
                          <mrow>
                            <mo stretchy="false">(</mo>
                            <mrow>
                              <msub>
                                <mi mathvariant="italic">СО</mi>
                                <mn>2</mn>
                              </msub>
                              <mi>,</mi>
                              <msub>
                                <mi mathvariant="italic">SO</mi>
                                <mn>3</mn>
                              </msub>
                            </mrow>
                            <mo stretchy="false">)</mo>
                          </mrow>
                        </mrow>
                      </mtd>
                    </mtr>
                  </mtable>
                </mfenced>
              </mrow>
            </mstyle>
          </mrow>
        </mtd>
      </mtr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sub>
                <mi mathvariant="italic">CaCO</mi>
                <mn>3</mn>
              </msub>
            </mrow>
            <mo stretchy="false">→</mo>
            <msub>
              <mi mathvariant="italic">Ca</mi>
              <mn>3</mn>
            </msub>
            <mrow>
              <msub>
                <mrow>
                  <mo stretchy="false">(</mo>
                  <msub>
                    <mi mathvariant="italic">PO</mi>
                    <mn>4</mn>
                  </msub>
                  <mo stretchy="false">)</mo>
                </mrow>
                <mn>2</mn>
              </msub>
              <mo stretchy="false">+</mo>
              <msub>
                <mi mathvariant="italic">CO</mi>
                <mn>2</mn>
              </msub>
            </mrow>
            <mo stretchy="false">↑</mo>
          </mrow>
        </mtd>
      </mtr>
    </mtable>
    <annotation encoding="StarMath 5.0">alignl  {binom size 9 {кислотный} size 9  {оксид}} + cоль size 9 {left (  binom{Менее летучий (SiO,P_2 O_5) вытесняет,}{более летучий оксид (СО_2 , SO_3)}  right )}    newline 
 P_2 O_5 +CaCO_3 rightarrow Ca_3 (PO_4)_2 + CO_2 uparrow  
 </annotation>
  </semantics>
</math>
</file>

<file path=Object 26/content.xml><?xml version="1.0" encoding="utf-8"?>
<math xmlns="http://www.w3.org/1998/Math/MathML">
  <semantics>
    <mtable>
      <mtr>
        <mtd>
          <mstyle mathsize="11pt">
            <mrow>
              <mrow>
                <mi mathvariant="italic">Щелочь</mi>
                <mo stretchy="false">+</mo>
                <mi mathvariant="italic">cоль</mi>
              </mrow>
            </mrow>
          </mstyle>
        </mtd>
      </mtr>
      <mtr>
        <mtd>
          <mrow>
            <mi mathvariant="italic">Ba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sub>
                <mi mathvariant="italic">Na</mi>
                <mn>2</mn>
              </msub>
            </mrow>
            <msub>
              <mi mathvariant="italic">SO</mi>
              <mn>4</mn>
            </msub>
            <mo stretchy="false">→</mo>
            <mn>2</mn>
            <mrow>
              <mi mathvariant="italic">NaOH</mi>
              <mo stretchy="false">+</mo>
              <msub>
                <mi mathvariant="italic">BaSO</mi>
                <mn>4</mn>
              </msub>
            </mrow>
            <mo stretchy="false">↓</mo>
          </mrow>
        </mtd>
      </mtr>
      <mtr>
        <mtd>
          <mrow>
            <mrow>
              <msup>
                <mi mathvariant="italic">Ba</mi>
                <mrow>
                  <mn>2</mn>
                  <mo stretchy="false">+</mo>
                  <mi/>
                </mrow>
              </msup>
              <mo stretchy="false">+</mo>
              <msubsup>
                <mi mathvariant="italic">SO</mi>
                <mn>4</mn>
                <mrow>
                  <mn>2</mn>
                  <mo stretchy="false">−</mo>
                  <mi/>
                </mrow>
              </msubsup>
            </mrow>
            <mo stretchy="false">→</mo>
            <msub>
              <mi mathvariant="italic">BaSO</mi>
              <mn>4</mn>
            </msub>
            <mo stretchy="false">↓</mo>
          </mrow>
        </mtd>
      </mtr>
    </mtable>
    <annotation encoding="StarMath 5.0">alignl  size 11 {Щелочь + cоль}  newline 
alignl    Ba(OH)_2 + Na_2 SO_4 rightarrow   2 NaOH + BaSO_4 downarrow  newline
Ba^{2+`} + SO_4 ^{2-`} rightarrow BaSO_4 downarrow 

  
</annotation>
  </semantics>
</math>
</file>

<file path=Object 27/content.xml><?xml version="1.0" encoding="utf-8"?>
<math xmlns="http://www.w3.org/1998/Math/MathML">
  <semantics>
    <mtable>
      <mtr>
        <mtd>
          <mstyle mathsize="11pt">
            <mrow>
              <mrow>
                <mi mathvariant="italic">кислота</mi>
                <mo stretchy="false">+</mo>
                <mi mathvariant="italic">соль</mi>
              </mrow>
            </mrow>
          </mstyle>
        </mtd>
      </mtr>
      <mtr>
        <mtd>
          <mrow>
            <msub>
              <mi mathvariant="italic">Na</mi>
              <mn>2</mn>
            </msub>
            <mrow>
              <msub>
                <mi mathvariant="italic">SiO</mi>
                <mn>3</mn>
              </msub>
              <mo stretchy="false">+</mo>
              <mn>2</mn>
            </mrow>
            <mi mathvariant="italic">HCl</mi>
            <mo stretchy="false">→</mo>
            <mn>2</mn>
            <mrow>
              <mi mathvariant="italic">NaCl</mi>
              <mo stretchy="false">+</mo>
              <msub>
                <mi>H</mi>
                <mn>2</mn>
              </msub>
            </mrow>
            <msub>
              <mi mathvariant="italic">SiO</mi>
              <mn>3</mn>
            </msub>
            <mo stretchy="false">↓</mo>
          </mrow>
        </mtd>
      </mtr>
      <mtr>
        <mtd>
          <mrow>
            <mrow>
              <msubsup>
                <mi mathvariant="italic">SiO</mi>
                <mn>3</mn>
                <mrow>
                  <mn>2</mn>
                  <mo stretchy="false">−</mo>
                  <mi/>
                </mrow>
              </msubsup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sub>
              <mi>H</mi>
              <mn>2</mn>
            </msub>
            <msub>
              <mi mathvariant="italic">SiO</mi>
              <mn>3</mn>
            </msub>
            <mo stretchy="false">↓</mo>
          </mrow>
        </mtd>
      </mtr>
    </mtable>
    <annotation encoding="StarMath 5.0">alignl  size 11 {кислота + соль} newline 
Na_2 SiO_3 +2 HCl rightarrow 2 NaCl +  H_2 SiO_3 downarrow  newline
SiO_3 ^{2-`} +2 H^+` rightarrow  H_2 SiO_3 downarrow</annotation>
  </semantics>
</math>
</file>

<file path=Object 28/content.xml><?xml version="1.0" encoding="utf-8"?>
<math xmlns="http://www.w3.org/1998/Math/MathML">
  <semantics>
    <mtable>
      <mtr>
        <mtd>
          <mstyle mathsize="11pt">
            <mrow>
              <mrow>
                <mi mathvariant="italic">соль</mi>
                <mo stretchy="false">+</mo>
                <mi mathvariant="italic">соль</mi>
              </mrow>
            </mrow>
          </mstyle>
        </mtd>
      </mtr>
      <mtr>
        <mtd>
          <mrow>
            <msub>
              <mi mathvariant="italic">Na</mi>
              <mn>2</mn>
            </msub>
            <mrow>
              <msub>
                <mi mathvariant="italic">SO</mi>
                <mn>4</mn>
              </msub>
              <mo stretchy="false">+</mo>
              <msub>
                <mi mathvariant="italic">BaCl</mi>
                <mn>2</mn>
              </msub>
            </mrow>
            <mo stretchy="false">→</mo>
            <mn>2</mn>
            <mrow>
              <mi mathvariant="italic">NaCl</mi>
              <mo stretchy="false">+</mo>
              <msub>
                <mi mathvariant="italic">BaSO</mi>
                <mn>4</mn>
              </msub>
            </mrow>
            <mo stretchy="false">↓</mo>
          </mrow>
        </mtd>
      </mtr>
      <mtr>
        <mtd>
          <mrow>
            <mrow>
              <msubsup>
                <mi mathvariant="italic">SO</mi>
                <mn>4</mn>
                <mrow>
                  <mn>2</mn>
                  <mo stretchy="false">−</mo>
                  <mi/>
                </mrow>
              </msubsup>
              <mo stretchy="false">+</mo>
              <msup>
                <mi mathvariant="italic">Ba</mi>
                <mrow>
                  <mo stretchy="false">+</mo>
                  <mi/>
                </mrow>
              </msup>
            </mrow>
            <mo stretchy="false">→</mo>
            <msub>
              <mi mathvariant="italic">BaSO</mi>
              <mn>4</mn>
            </msub>
            <mo stretchy="false">↓</mo>
          </mrow>
        </mtd>
      </mtr>
    </mtable>
    <annotation encoding="StarMath 5.0">alignl  size 11 {соль + соль} newline 
Na_2 SO_4 + BaCl_2 rightarrow 2 NaCl +  BaSO_4 downarrow  newline
SO_4 ^{2-`} +Ba^+` rightarrow  BaSO_4 downarrow</annotation>
  </semantics>
</math>
</file>

<file path=Object 29/content.xml><?xml version="1.0" encoding="utf-8"?>
<math xmlns="http://www.w3.org/1998/Math/MathML">
  <semantics>
    <mtable>
      <mtr>
        <mtd>
          <mrow>
            <mi mathvariant="italic">Me</mi>
            <mo stretchy="false">+</mo>
            <mi mathvariant="italic">щелочь</mi>
          </mrow>
        </mtd>
      </mtr>
      <mtr>
        <mtd>
          <mrow>
            <mn>2</mn>
            <mrow>
              <mi mathvariant="italic">NaOH</mi>
              <mo stretchy="false">+</mo>
              <mn>2</mn>
            </mrow>
            <mrow>
              <mi mathvariant="italic">Al</mi>
              <mo stretchy="false">+</mo>
              <mn>6</mn>
            </mrow>
            <msub>
              <mi>H</mi>
              <mn>2</mn>
            </msub>
            <mi>O</mi>
            <mo stretchy="false">→</mo>
            <mn>2</mn>
            <mi mathvariant="italic">Na</mi>
            <mrow>
              <mrow>
                <mo stretchy="false">[</mo>
                <mrow>
                  <mi mathvariant="italic">Al</mi>
                  <msub>
                    <mrow>
                      <mo stretchy="false">(</mo>
                      <mi mathvariant="italic">OH</mi>
                      <mo stretchy="false">)</mo>
                    </mrow>
                    <mn>4</mn>
                  </msub>
                </mrow>
                <mo stretchy="false">]</mo>
              </mrow>
              <mo stretchy="false">+</mo>
              <mn>3</mn>
            </mrow>
            <msub>
              <mi>H</mi>
              <mn>2</mn>
            </msub>
          </mrow>
        </mtd>
      </mtr>
    </mtable>
    <annotation encoding="StarMath 5.0">alignl  Me +щелочь newline
2 NaOH + 2 Al +6 H_2 O rightarrow  2 Na[Al(OH)_4]+3 H_2</annotation>
  </semantics>
</math>
</file>

<file path=Object 3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кислота</mi>
          </mrow>
        </mtd>
      </mtr>
      <mtr>
        <mtd>
          <mrow>
            <mrow>
              <mi mathvariant="italic">СuO</mi>
              <mo stretchy="false">+</mo>
              <mn>2</mn>
            </mrow>
            <mi mathvariant="italic">HCl</mi>
            <mo stretchy="false">→</mo>
            <mrow>
              <mi mathvariant="italic">Cu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i mathvariant="italic">CuO</mi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Cu</mi>
                <mrow>
                  <mn>2</mn>
                  <mo stretchy="false">+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основный} size 9  {оксид}} + кислота newline 
 СuO +2 HCl  rightarrow CuCl +H_2 O newline 
 CuO+ 2 H^+` rightarrow Cu^{2+`}+H_2 O</annotation>
  </semantics>
</math>
</file>

<file path=Object 30/content.xml><?xml version="1.0" encoding="utf-8"?>
<math xmlns="http://www.w3.org/1998/Math/MathML">
  <semantics>
    <mtable>
      <mtr>
        <mtd>
          <mrow>
            <mi mathvariant="italic">Me</mi>
            <mo stretchy="false">+</mo>
            <mi mathvariant="italic">щелочь</mi>
          </mrow>
        </mtd>
      </mtr>
      <mtr>
        <mtd>
          <mrow>
            <mn>2</mn>
            <mrow>
              <mi mathvariant="italic">NaOH</mi>
              <mo stretchy="false">+</mo>
              <mn>2</mn>
            </mrow>
            <mrow>
              <mi mathvariant="italic">Al</mi>
              <mo stretchy="false">+</mo>
              <mn>6</mn>
            </mrow>
            <msub>
              <mi>H</mi>
              <mn>2</mn>
            </msub>
            <mi>O</mi>
            <mo stretchy="false">→</mo>
            <mn>2</mn>
            <mi mathvariant="italic">Na</mi>
            <mrow>
              <mrow>
                <mo stretchy="false">[</mo>
                <mrow>
                  <mi mathvariant="italic">Al</mi>
                  <msub>
                    <mrow>
                      <mo stretchy="false">(</mo>
                      <mi mathvariant="italic">OH</mi>
                      <mo stretchy="false">)</mo>
                    </mrow>
                    <mn>4</mn>
                  </msub>
                </mrow>
                <mo stretchy="false">]</mo>
              </mrow>
              <mo stretchy="false">+</mo>
              <mn>3</mn>
            </mrow>
            <msub>
              <mi>H</mi>
              <mn>2</mn>
            </msub>
          </mrow>
        </mtd>
      </mtr>
    </mtable>
    <annotation encoding="StarMath 5.0">alignl  Me +щелочь newline
2 NaOH + 2 Al +6 H_2 O rightarrow  2 Na[Al(OH)_4]+3 H_2</annotation>
  </semantics>
</math>
</file>

<file path=Object 31/content.xml><?xml version="1.0" encoding="utf-8"?>
<math xmlns="http://www.w3.org/1998/Math/MathML">
  <semantics>
    <mtable>
      <mtr>
        <mtd>
          <mrow>
            <mi mathvariant="italic">Me</mi>
            <mo stretchy="false">+</mo>
            <mi mathvariant="italic">неМе</mi>
          </mrow>
        </mtd>
      </mtr>
      <mtr>
        <mtd>
          <mrow>
            <mn>2</mn>
            <mrow>
              <mi mathvariant="italic">Na</mi>
              <mo stretchy="false">+</mo>
              <msub>
                <mi mathvariant="italic">Cl</mi>
                <mn>2</mn>
              </msub>
            </mrow>
            <mo stretchy="false">→</mo>
            <mn>2</mn>
            <mi mathvariant="italic">Na</mi>
            <mi mathvariant="italic">Cl</mi>
          </mrow>
        </mtd>
      </mtr>
    </mtable>
    <annotation encoding="StarMath 5.0">alignl  Me +неМе newline
2 Na + Cl_2 rightarrow  2 Na Cl</annotation>
  </semantics>
</math>
</file>

<file path=Object 32/content.xml><?xml version="1.0" encoding="utf-8"?>
<math xmlns="http://www.w3.org/1998/Math/MathML">
  <semantics>
    <mtable>
      <mtr>
        <mtd>
          <mrow>
            <mi mathvariant="italic">Me</mi>
            <mo stretchy="false">+</mo>
            <mi mathvariant="italic">кислота</mi>
          </mrow>
        </mtd>
      </mtr>
      <mtr>
        <mtd>
          <mrow>
            <mrow>
              <mi mathvariant="italic">Zn</mi>
              <mo stretchy="false">+</mo>
              <msub>
                <mi>H</mi>
                <mn>2</mn>
              </msub>
            </mrow>
            <msub>
              <mi mathvariant="italic">SO</mi>
              <mn>4</mn>
            </msub>
            <mo stretchy="false">→</mo>
            <mrow>
              <msub>
                <mi mathvariant="italic">ZnSO</mi>
                <mn>4</mn>
              </msub>
              <mo stretchy="false">+</mo>
              <msub>
                <mi>H</mi>
                <mn>2</mn>
              </msub>
            </mrow>
          </mrow>
        </mtd>
      </mtr>
    </mtable>
    <annotation encoding="StarMath 5.0">alignl  Me +кислота newline
Zn + H_2 SO_4 rightarrow  ZnSO_4 +H_2</annotation>
  </semantics>
</math>
</file>

<file path=Object 33/content.xml><?xml version="1.0" encoding="utf-8"?>
<math xmlns="http://www.w3.org/1998/Math/MathML">
  <semantics>
    <mtable>
      <mtr>
        <mtd>
          <mrow>
            <mrow>
              <mi mathvariant="italic">Me</mi>
              <mo stretchy="false">+</mo>
              <mi mathvariant="italic">cоль</mi>
            </mrow>
            <mi/>
            <mstyle mathsize="9pt">
              <mrow>
                <mfenced open="(" close=")">
                  <mtable>
                    <mtr>
                      <mtd>
                        <mrow>
                          <mi mathvariant="italic">Более</mi>
                          <mi mathvariant="italic">активный</mi>
                          <mi mathvariant="italic">Me</mi>
                          <mi mathvariant="italic">способен</mi>
                        </mrow>
                      </mtd>
                    </mtr>
                    <mtr>
                      <mtd>
                        <mrow>
                          <mi mathvariant="italic">вытеснить</mi>
                          <mi mathvariant="italic">менее</mi>
                          <mi mathvariant="italic">активный</mi>
                        </mrow>
                      </mtd>
                    </mtr>
                  </mtable>
                </mfenced>
              </mrow>
            </mstyle>
          </mrow>
        </mtd>
      </mtr>
      <mtr>
        <mtd>
          <mrow>
            <mrow>
              <mi mathvariant="italic">Mg</mi>
              <mo stretchy="false">+</mo>
              <mi mathvariant="italic">Fe</mi>
            </mrow>
            <msub>
              <mi mathvariant="italic">SO</mi>
              <mn>4</mn>
            </msub>
            <mo stretchy="false">→</mo>
            <mrow>
              <msub>
                <mi mathvariant="italic">MgSO</mi>
                <mn>4</mn>
              </msub>
              <mo stretchy="false">+</mo>
              <msub>
                <mi>H</mi>
                <mn>2</mn>
              </msub>
            </mrow>
          </mrow>
        </mtd>
      </mtr>
    </mtable>
    <annotation encoding="StarMath 5.0">alignl  Me +cоль ` size 9 {left ( binom{Более активный Me способен }{вытеснить менее активный} right )   } newline
Mg + Fe SO_4 rightarrow  MgSO_4 +H_2</annotation>
  </semantics>
</math>
</file>

<file path=Object 34/content.xml><?xml version="1.0" encoding="utf-8"?>
<math xmlns="http://www.w3.org/1998/Math/MathML">
  <semantics>
    <mtable>
      <mtr>
        <mtd>
          <mrow>
            <mrow>
              <mi mathvariant="italic">Me</mi>
              <mo stretchy="false">+</mo>
              <mi mathvariant="italic">cоль</mi>
            </mrow>
            <mi/>
            <mstyle mathsize="9pt">
              <mrow>
                <mfenced open="(" close=")">
                  <mtable>
                    <mtr>
                      <mtd>
                        <mrow>
                          <mi mathvariant="italic">Более</mi>
                          <mi mathvariant="italic">активный</mi>
                          <mi mathvariant="italic">Me</mi>
                          <mi mathvariant="italic">способен</mi>
                        </mrow>
                      </mtd>
                    </mtr>
                    <mtr>
                      <mtd>
                        <mrow>
                          <mi mathvariant="italic">вытеснить</mi>
                          <mi mathvariant="italic">менее</mi>
                          <mi mathvariant="italic">активный</mi>
                        </mrow>
                      </mtd>
                    </mtr>
                  </mtable>
                </mfenced>
              </mrow>
            </mstyle>
          </mrow>
        </mtd>
      </mtr>
      <mtr>
        <mtd>
          <mrow>
            <mrow>
              <mi mathvariant="italic">Mg</mi>
              <mo stretchy="false">+</mo>
              <mi mathvariant="italic">Fe</mi>
            </mrow>
            <msub>
              <mi mathvariant="italic">SO</mi>
              <mn>4</mn>
            </msub>
            <mover>
              <mo stretchy="false">→</mo>
              <mrow>
                <mi>р</mi>
                <mo stretchy="false">−</mo>
                <mi>р</mi>
              </mrow>
            </mover>
            <mrow>
              <msub>
                <mi mathvariant="italic">MgSO</mi>
                <mn>4</mn>
              </msub>
              <mo stretchy="false">+</mo>
              <msub>
                <mi>H</mi>
                <mn>2</mn>
              </msub>
            </mrow>
          </mrow>
        </mtd>
      </mtr>
    </mtable>
    <annotation encoding="StarMath 5.0">alignl  Me +cоль ` size 9 {left ( binom{Более активный Me способен }{вытеснить менее активный} right )   } newline
Mg + Fe SO_4 rightarrow  csup{р-р}   MgSO_4 +H_2</annotation>
  </semantics>
</math>
</file>

<file path=Object 35/content.xml><?xml version="1.0" encoding="utf-8"?>
<math xmlns="http://www.w3.org/1998/Math/MathML">
  <semantics>
    <mtable>
      <mtr>
        <mtd>
          <mrow>
            <mi mathvariant="italic">Me</mi>
            <mo stretchy="false">+</mo>
            <mi mathvariant="italic">кислота</mi>
          </mrow>
        </mtd>
      </mtr>
      <mtr>
        <mtd>
          <mrow>
            <mrow>
              <mi mathvariant="italic">Zn</mi>
              <mo stretchy="false">+</mo>
              <msub>
                <mi>H</mi>
                <mn>2</mn>
              </msub>
            </mrow>
            <msub>
              <mi mathvariant="italic">SO</mi>
              <mn>4</mn>
            </msub>
            <mo stretchy="false">→</mo>
            <mrow>
              <msub>
                <mi mathvariant="italic">ZnSO</mi>
                <mn>4</mn>
              </msub>
              <mo stretchy="false">+</mo>
              <msub>
                <mi>H</mi>
                <mn>2</mn>
              </msub>
            </mrow>
          </mrow>
        </mtd>
      </mtr>
    </mtable>
    <annotation encoding="StarMath 5.0">alignl  Me +кислота newline
Zn + H_2 SO_4 rightarrow  ZnSO_4 +H_2</annotation>
  </semantics>
</math>
</file>

<file path=Object 4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sub>
              <mi mathvariant="italic">Na</mi>
              <mn>2</mn>
            </msub>
            <mrow>
              <mi>O</mi>
              <mo stretchy="false">+</mo>
              <msub>
                <mi mathvariant="italic">Al</mi>
                <mn>2</mn>
              </msub>
            </mrow>
            <msub>
              <mi>O</mi>
              <mn>3</mn>
            </msub>
            <mover>
              <mo stretchy="false">→</mo>
              <mi mathvariant="italic">сплав.</mi>
            </mover>
            <mn>2</mn>
            <msub>
              <mi mathvariant="italic">NaAlO</mi>
              <mn>2</mn>
            </msub>
          </mrow>
        </mtd>
      </mtr>
    </mtable>
    <annotation encoding="StarMath 5.0">alignl   { binom size 9 {основный} size 9  {оксид}} + binom size 9 {амфотерный} size 9  оксид newline 
 Na_2 O	+Al_2 O_3 rightarrow  csup{сплав.} 2 NaAlO_2</annotation>
  </semantics>
</math>
</file>

<file path=Object 5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sub>
              <mi mathvariant="italic">Al</mi>
              <mn>2</mn>
            </msub>
            <mrow>
              <msub>
                <mi>O</mi>
                <mn>3</mn>
              </msub>
              <mo stretchy="false">+</mo>
              <msub>
                <mi>P</mi>
                <mn>2</mn>
              </msub>
            </mrow>
            <msub>
              <mi>O</mi>
              <mn>5</mn>
            </msub>
            <mo stretchy="false">→</mo>
            <mn>2</mn>
            <mi mathvariant="italic">Al</mi>
            <msub>
              <mi mathvariant="italic">PO</mi>
              <mn>4</mn>
            </msub>
          </mrow>
        </mtd>
      </mtr>
    </mtable>
    <annotation encoding="StarMath 5.0">alignl  {binom size 9 {амфотерный} size 9  {оксид}} + binom size 9 {кислотный} size 9  оксид newline 
 Al_2 O_3 + P_2 O_5 rightarrow 2 Al PO_4 </annotation>
  </semantics>
</math>
</file>

<file path=Object 6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кислота</mi>
          </mrow>
        </mtd>
      </mtr>
      <mtr>
        <mtd>
          <mrow>
            <mrow>
              <mi mathvariant="italic">BeO</mi>
              <mo stretchy="false">+</mo>
              <mn>2</mn>
            </mrow>
            <mi mathvariant="italic">HCl</mi>
            <mo stretchy="false">→</mo>
            <mrow>
              <mi mathvariant="italic">Be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i mathvariant="italic">BeO</mi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Be</mi>
                <mrow>
                  <mn>2</mn>
                  <mo stretchy="false">+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амфотерный} size 9  {оксид}} + кислота newline 
 BeO +2 HCl rightarrow BeCl +H_2 O newline
  BeO +2 H^+` rightarrow Be^{2+`} +H_2 O</annotation>
  </semantics>
</math>
</file>

<file path=Object 7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MeOH</mi>
          </mrow>
        </mtd>
      </mtr>
      <mtr>
        <mtd>
          <mrow>
            <mn>1.</mn>
            <mi mathvariant="italic">Zn</mi>
            <mrow>
              <mi>O</mi>
              <mo stretchy="false">+</mo>
              <mn>2</mn>
            </mrow>
            <mi mathvariant="italic">NaOH</mi>
            <mover>
              <mo stretchy="false">→</mo>
              <mi mathvariant="italic">сплав.</mi>
            </mover>
            <msub>
              <mi mathvariant="italic">Na</mi>
              <mn>2</mn>
            </msub>
            <mrow>
              <msub>
                <mi mathvariant="italic">ZnO</mi>
                <mn>2</mn>
              </msub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n>2.</mn>
            <mi mathvariant="italic">Zn</mi>
            <mrow>
              <mi>O</mi>
              <mo stretchy="false">+</mo>
              <mn>2</mn>
            </mrow>
            <mrow>
              <mi mathvariant="italic">NaOH</mi>
              <mo stretchy="false">+</mo>
              <msub>
                <mi>H</mi>
                <mn>2</mn>
              </msub>
            </mrow>
            <mi>O</mi>
            <mover>
              <mo stretchy="false">→</mo>
              <mrow>
                <mi>р</mi>
                <mrow>
                  <mi/>
                  <mo stretchy="false">−</mo>
                  <mi>р</mi>
                </mrow>
              </mrow>
            </mover>
            <msub>
              <mi mathvariant="italic">Na</mi>
              <mn>2</mn>
            </msub>
            <mrow>
              <mo stretchy="false">[</mo>
              <mrow>
                <mi mathvariant="italic">Zn</mi>
                <msub>
                  <mrow>
                    <mo stretchy="false">(</mo>
                    <mi mathvariant="italic">OH</mi>
                    <mo stretchy="false">)</mo>
                  </mrow>
                  <mn>4</mn>
                </msub>
              </mrow>
              <mo stretchy="false">]</mo>
            </mrow>
          </mrow>
        </mtd>
      </mtr>
      <mtr>
        <mtd>
          <mrow>
            <mrow>
              <mi mathvariant="italic">ZnO</mi>
              <mo stretchy="false">+</mo>
              <mn>2</mn>
            </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b>
                <mi>H</mi>
                <mn>2</mn>
              </msub>
            </mrow>
            <mi>O</mi>
            <mo stretchy="false">→</mo>
            <mrow>
              <msup>
                <mrow>
                  <mo stretchy="false">[</mo>
                  <mrow>
                    <mi mathvariant="italic">Zn</mi>
                    <msub>
                      <mrow>
                        <mo stretchy="false">(</mo>
                        <mi mathvariant="italic">OH</mi>
                        <mo stretchy="false">)</mo>
                      </mrow>
                      <mn>4</mn>
                    </msub>
                  </mrow>
                  <mo stretchy="false">]</mo>
                </mrow>
                <mrow>
                  <mn>2</mn>
                  <mo stretchy="false">−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амфотерный} size 9  {оксид}} + MeOH newline 
alignl  1. Zn O +2 NaOH rightarrow csup{сплав.}  Na_2 ZnO_2 + H_2 O newline
 2. Zn O +2 NaOH +H_2 O rightarrow csup{р`-р} Na_2 [Zn(OH)_4]  newline  
 ZnO +2 OH^-` +H_2 O rightarrow [Zn(OH)_4 ]^{2-`}+H_2 O</annotation>
  </semantics>
</math>
</file>

<file path=Object 8/content.xml><?xml version="1.0" encoding="utf-8"?>
<math xmlns="http://www.w3.org/1998/Math/MathML">
  <semantics>
    <mtable>
      <mtr>
        <mtd>
          <mrow>
            <mrow>
              <mtable>
                <mtr>
                  <mtd>
                    <mstyle mathsize="9pt">
                      <mrow>
                        <mi mathvariant="italic">амфотерный</mi>
                      </mrow>
                    </mstyle>
                  </mtd>
                </mtr>
                <mtr>
                  <mtd>
                    <mstyle mathsize="9pt">
                      <mrow>
                        <mi mathvariant="italic">оксид</mi>
                      </mrow>
                    </mstyle>
                  </mtd>
                </mtr>
              </mtable>
              <mo stretchy="false">+</mo>
              <mi mathvariant="italic">cоль</mi>
            </mrow>
            <mstyle mathsize="9pt">
              <mrow>
                <mfenced open="(" close=")">
                  <mtable>
                    <mtr>
                      <mtd>
                        <mrow>
                          <mi mathvariant="italic">если</mi>
                          <mi>в</mi>
                          <mi mathvariant="italic">соли</mi>
                          <mrow>
                            <mi mathvariant="italic">Ме</mi>
                            <mo stretchy="false">−</mo>
                            <mi mathvariant="italic">активный</mi>
                          </mrow>
                          <mi>,</mi>
                        </mrow>
                      </mtd>
                    </mtr>
                    <mtr>
                      <mtd>
                        <mrow>
                          <mi mathvariant="italic">оксид</mi>
                          <mi mathvariant="italic">летучий</mi>
                          <mrow>
                            <mo stretchy="false">(</mo>
                            <mrow>
                              <msub>
                                <mi mathvariant="italic">СО</mi>
                                <mn>2</mn>
                              </msub>
                              <mi>,</mi>
                              <msub>
                                <mi mathvariant="italic">SO</mi>
                                <mn>3</mn>
                              </msub>
                            </mrow>
                            <mo stretchy="false">)</mo>
                          </mrow>
                        </mrow>
                      </mtd>
                    </mtr>
                  </mtable>
                </mfenced>
              </mrow>
            </mstyle>
          </mrow>
        </mtd>
      </mtr>
      <mtr>
        <mtd>
          <mrow>
            <mrow>
              <mi mathvariant="italic">PbO</mi>
              <mo stretchy="false">+</mo>
              <msub>
                <mi mathvariant="italic">CaCO</mi>
                <mn>3</mn>
              </msub>
            </mrow>
            <mo stretchy="false">→</mo>
            <mrow>
              <msub>
                <mi mathvariant="italic">CaPbO</mi>
                <mn>2</mn>
              </msub>
              <mo stretchy="false">+</mo>
              <msub>
                <mi mathvariant="italic">CO</mi>
                <mn>2</mn>
              </msub>
            </mrow>
            <mo stretchy="false">↑</mo>
          </mrow>
        </mtd>
      </mtr>
    </mtable>
    <annotation encoding="StarMath 5.0">alignl  {binom size 9 {амфотерный} size 9  {оксид}} + cоль size 9 {left (  binom{если в соли Ме - активный,}{оксид летучий (СО_2 , SO_3)}  right )}    newline 
 PbO +CaCO_3 rightarrow CaPbO_2 + CO_2 uparrow  
 </annotation>
  </semantics>
</math>
</file>

<file path=Object 9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row>
              <mi mathvariant="italic">СaO</mi>
              <mo stretchy="false">+</mo>
              <msub>
                <mi mathvariant="italic">SO</mi>
                <mn>3</mn>
              </msub>
            </mrow>
            <mo stretchy="false">→</mo>
            <msub>
              <mi mathvariant="italic">CaSO</mi>
              <mn>4</mn>
            </msub>
          </mrow>
        </mtd>
      </mtr>
    </mtable>
    <annotation encoding="StarMath 5.0">alignl  {binom size 9 {основный} size 9  {оксид}} + binom size 9 {кислотный} size 9  оксид newline 
 СaO +SO_3 rightarrow CaSO_4</annotation>
  </semantics>
</math>
</file>